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66f52" officeooo:paragraph-rsid="00066f52"/>
    </style:style>
    <style:style style:name="T1" style:family="text">
      <style:text-properties officeooo:rsid="00066f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am@debian:~$ mkdir fisat</text:p>
      <text:p text:style-name="Standard">exam@debian:~$ cd fisat</text:p>
      <text:p text:style-name="Standard">exam@debian:~/fisat$ mkdir day1</text:p>
      <text:p text:style-name="Standard">exam@debian:~/fisat$ mkdir day2</text:p>
      <text:p text:style-name="Standard">exam@debian:~/fisat$ mkdir day3</text:p>
      <text:p text:style-name="Standard">exam@debian:~/fisat$ cd day1</text:p>
      <text:p text:style-name="Standard">exam@debian:~/fisat/day1$ cat &gt;f1.txt</text:p>
      <text:p text:style-name="Standard">fisat college</text:p>
      <text:p text:style-name="Standard">exam@debian:~/fisat/day1$ cat &gt;f2.txt</text:p>
      <text:p text:style-name="Standard">at mookkannoor</text:p>
      <text:p text:style-name="Standard">exam@debian:~/fisat/day1$ cat &gt;f3.txt</text:p>
      <text:p text:style-name="Standard">ktu university</text:p>
      <text:p text:style-name="Standard">exam@debian:~/fisat/day1$ cd ..</text:p>
      <text:p text:style-name="Standard">exam@debian:~/fisat$ cd day1</text:p>
      <text:p text:style-name="Standard">exam@debian:~/fisat/day1$ ls</text:p>
      <text:p text:style-name="Standard">f1.txt <text:s/>f2.txt <text:s/>f3.txt</text:p>
      <text:p text:style-name="Standard">exam@debian:~/fisat/day1$ cd ..</text:p>
      <text:p text:style-name="Standard">exam@debian:~/fisat$ cd day2</text:p>
      <text:p text:style-name="Standard">exam@debian:~/fisat/day2$ cat &gt;m1.txt</text:p>
      <text:p text:style-name="Standard">wide variety of courses</text:p>
      <text:p text:style-name="Standard">exam@debian:~/fisat/day2$ cat &gt; m2.txt</text:p>
      <text:p text:style-name="Standard">mca mba mtech</text:p>
      <text:p text:style-name="Standard">exam@debian:~/fisat/day2$ ls</text:p>
      <text:p text:style-name="Standard">m1.txt <text:s/>m2.txt</text:p>
      <text:p text:style-name="Standard">exam@debian:~/fisat/day2$ cd ..</text:p>
      <text:p text:style-name="Standard">exam@debian:~/fisat$ cd day3</text:p>
      <text:p text:style-name="Standard">exam@debian:~/fisat/day3$ cat &gt;c1.txt</text:p>
      <text:p text:style-name="Standard">india is my country</text:p>
      <text:p text:style-name="Standard">exam@debian:~/fisat/day3$ cat &gt;c2.txt</text:p>
      <text:p text:style-name="Standard">exam@debian:~/fisat/day3$ rm -i c2.txt</text:p>
      <text:p text:style-name="Standard">rm: remove regular empty file 'c2.txt'? y</text:p>
      <text:p text:style-name="Standard">exam@debian:~/fisat/day3$ cat &gt;c2.txt</text:p>
      <text:p text:style-name="Standard">all indians</text:p>
      <text:p text:style-name="Standard">exam@debian:~/fisat/day3$ ls</text:p>
      <text:p text:style-name="Standard">c1.txt <text:s/>c2.txt</text:p>
      <text:p text:style-name="Standard">exam@debian:~/fisat/day3$ cd ..</text:p>
      <text:p text:style-name="Standard">exam@debian:~/fisat$ ls</text:p>
      <text:p text:style-name="Standard">day1 <text:s/>day2 <text:s/>day3</text:p>
      <text:p text:style-name="Standard">exam@debian:~/fisat$ ps</text:p>
      <text:p text:style-name="Standard"><text:s text:c="4"/>PID TTY <text:s text:c="9"/>TIME CMD</text:p>
      <text:p text:style-name="Standard"><text:s text:c="3"/>5237 pts/0 <text:s text:c="3"/>00:00:00 bash</text:p>
      <text:p text:style-name="Standard"><text:s text:c="3"/>5699 pts/0 <text:s text:c="3"/>00:00:00 ps</text:p>
      <text:p text:style-name="Standard">exam@debian:~/fisat$ pwd</text:p>
      <text:p text:style-name="Standard">/home/exa<text:span text:style-name="T1">m\fisat</text:span></text:p>
      <text:p text:style-name="Standard">exam@debian:~/fisat$ cd day2</text:p>
      <text:p text:style-name="Standard">exam@debian:~/fisat/day2$ cat m1.txt m2.txt &gt;&gt; m3.txt</text:p>
      <text:p text:style-name="Standard">exam@debian:~/fisat/day2$ ls</text:p>
      <text:p text:style-name="Standard">m1.txt <text:s/>m2.txt <text:s/>m3.txt</text:p>
      <text:p text:style-name="Standard"/>
      <text:p text:style-name="Standard">exam@debian:~/fisat/day3$ cd ..</text:p>
      <text:p text:style-name="Standard">exam@debian:~/fisat$ cp -r day2/m3.txt day3/c3.txt</text:p>
      <text:p text:style-name="Standard">exam@debian:~/fisat$ cd day3</text:p>
      <text:p text:style-name="Standard"><text:soft-page-break/>exam@debian:~/fisat/day3$ ls</text:p>
      <text:p text:style-name="Standard">c1.txt <text:s/>c2.txt <text:s/>c3.txt <text:s/>m3.txt</text:p>
      <text:p text:style-name="Standard">exam@debian:~/fisat/day3$ cat c3.txt</text:p>
      <text:p text:style-name="Standard"/>
      <text:p text:style-name="Standard">wide variety of courses</text:p>
      <text:p text:style-name="Standard">mca mba mtech</text:p>
      <text:p text:style-name="Standard"/>
      <text:p text:style-name="Standard"/>
      <text:p text:style-name="Standard">exam@debian:~/fisat/day3$ cd ..</text:p>
      <text:p text:style-name="Standard">exam@debian:~/fisat$ cd day1</text:p>
      <text:p text:style-name="Standard">exam@debian:~/fisat/day1$ ls -l f1.txt</text:p>
      <text:p text:style-name="Standard">-rw-rwxr-- 1 exam exam 14 Oct <text:s/>8 10:07 f1.txt</text:p>
      <text:p text:style-name="Standard">exam@debian:~/fisat/day1$ chmod g-wx f1.txt</text:p>
      <text:p text:style-name="Standard">exam@debian:~/fisat/day1$ ls -i f1.txt</text:p>
      <text:p text:style-name="Standard">3150593 f1.txt</text:p>
      <text:p text:style-name="Standard">exam@debian:~/fisat/day1$ </text:p>
      <text:p text:style-name="Standard"/>
      <text:p text:style-name="P1">SHELL SCRIPT:</text:p>
      <text:p text:style-name="P1"/>
      <text:p text:style-name="P1">echo "enter two <text:s/>integer numbers"</text:p>
      <text:p text:style-name="P1">read a</text:p>
      <text:p text:style-name="P1">read b</text:p>
      <text:p text:style-name="P1">echo -e "menu\n 1 area of rectangle\n 2 area of circle\n 3 area of triangle"</text:p>
      <text:p text:style-name="P1">echo "enter your choice"</text:p>
      <text:p text:style-name="P1">read ch</text:p>
      <text:p text:style-name="P1">case $ch in</text:p>
      <text:p text:style-name="P1"><text:s text:c="4"/>1)echo "area of rectangle = $(expr $a \* $b )";;</text:p>
      <text:p text:style-name="P1"><text:s text:c="4"/>2)echo "area of circle = $(expr 3 \* $a \* $a )";;</text:p>
      <text:p text:style-name="P1"><text:s text:c="4"/>3)echo "area of triangle = $(expr $a \* $b / 2 )";;</text:p>
      <text:p text:style-name="P1"><text:s text:c="4"/>4)echo "invalid choice:try again!"</text:p>
      <text:p text:style-name="P1"><text:s text:c="6"/>esac</text:p>
      <text:p text:style-name="P1"/>
      <text:p text:style-name="P1">exam@debian:~$ bash area.sh</text:p>
      <text:p text:style-name="P1">enter two <text:s/>integer numbers</text:p>
      <text:p text:style-name="P1">2</text:p>
      <text:p text:style-name="P1">4</text:p>
      <text:p text:style-name="P1">menu</text:p>
      <text:p text:style-name="P1"><text:s/>1 area of rectangle</text:p>
      <text:p text:style-name="P1"><text:s/>2 area of circle</text:p>
      <text:p text:style-name="P1"><text:s/>3 area of triangle</text:p>
      <text:p text:style-name="P1">enter your choice</text:p>
      <text:p text:style-name="P1">1</text:p>
      <text:p text:style-name="P1">area of rectangle = 8</text:p>
      <text:p text:style-name="P1">exam@debian:~$ bash area.sh</text:p>
      <text:p text:style-name="P1">enter two <text:s/>integer numbers</text:p>
      <text:p text:style-name="P1">2</text:p>
      <text:p text:style-name="P1">4</text:p>
      <text:p text:style-name="P1">menu</text:p>
      <text:p text:style-name="P1"><text:s/>1 area of rectangle</text:p>
      <text:p text:style-name="P1"><text:s/>2 area of circle</text:p>
      <text:p text:style-name="P1"><text:s/>3 area of triangle</text:p>
      <text:p text:style-name="P1">enter your choice</text:p>
      <text:p text:style-name="P1"><text:soft-page-break/>2</text:p>
      <text:p text:style-name="P1">area of circle = 12</text:p>
      <text:p text:style-name="P1">exam@debian:~$ bash area.sh</text:p>
      <text:p text:style-name="P1">enter two <text:s/>integer numbers</text:p>
      <text:p text:style-name="P1">2</text:p>
      <text:p text:style-name="P1">4</text:p>
      <text:p text:style-name="P1">menu</text:p>
      <text:p text:style-name="P1"><text:s/>1 area of rectangle</text:p>
      <text:p text:style-name="P1"><text:s/>2 area of circle</text:p>
      <text:p text:style-name="P1"><text:s/>3 area of triangle</text:p>
      <text:p text:style-name="P1">enter your choice</text:p>
      <text:p text:style-name="P1">3</text:p>
      <text:p text:style-name="P1">area of triangle = 4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0:18:53.411528621</meta:creation-date>
    <dc:date>2021-10-08T12:11:39.262888460</dc:date>
    <meta:editing-duration>PT12M35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3" meta:paragraph-count="110" meta:word-count="367" meta:character-count="2661" meta:non-whitespace-character-count="2331"/>
  </office:meta>
</office:document-meta>
</file>